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3551" officeooo:paragraph-rsid="0018355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kyky7kiyukmi njhykiei8f7u</text:p>
      <text:p text:style-name="P1">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08:41.556677126</meta:creation-date>
    <dc:date>2020-01-31T15:10:49.455491012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31" meta:non-whitespace-character-count="30"/>
    <meta:generator>LibreOffice/4.2.8.2$Linux_x86 LibreOffice_project/420m0$Build-2</meta:generator>
  </office:meta>
</office:document-meta>
</file>